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Heading_20_6">
      <style:paragraph-properties fo:text-align="justify" style:justify-single-word="false"/>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34940416"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1" xml:id="id1" draw:id="id1" svg:width="7.002cm" svg:height="0.914cm" svg:x="0cm" svg:y="0cm"><text:p text:style-name="P10"><text:span text:style-name="T8">Classe Doc</text:span></text:p><draw:enhanced-geometry svg:viewBox="0 0 21600 21600" draw:type="rectangle" draw:enhanced-path="M 0 0 L 21600 0 21600 21600 0 21600 0 0 Z N"/></draw:custom-shape><draw:custom-shape draw:style-name="gr2" draw:text-style-name="P11" xml:id="id2" draw:id="id2" svg:width="6.696cm" svg:height="5.783cm" svg:x="0.152cm" svg:y="2.131cm"><text:p text:style-name="P10"><text:span text:style-name="T8">Classe MaFamille</text:span></text:p><text:p text:style-name="P10"><text:span text:style-name="T8"/></text:p><text:p text:style-name="P10"><text:span text:style-name="T8"/></text:p><text:p text:style-name="P10"><text:span text:style-name="T8"/></text:p><text:p text:style-name="P10"><text:span text:style-name="T8"/></text:p><text:p text:style-name="P10"><text:span text:style-name="T8"/></text:p><text:p text:style-name="P10"><text:span text:style-name="T8"/></text:p><text:p text:style-name="P10"><text:span text:style-name="T8"/></text:p><text:p text:style-name="P10"><text:span text:style-name="T8"/></text:p><text:p text:style-name="P10"><text:span text:style-name="T8"/></text:p><text:p text:style-name="P10"><text:span text:style-name="T8"/></text:p><draw:enhanced-geometry svg:viewBox="0 0 21600 21600" draw:type="rectangle" draw:enhanced-path="M 0 0 L 21600 0 21600 21600 0 21600 0 0 Z N"/></draw:custom-shape><draw:custom-shape draw:style-name="gr3" draw:text-style-name="P11" svg:width="3.652cm" svg:height="1.523cm" svg:x="1.674cm" svg:y="3.651cm"><text:p text:style-name="P10"><text:span text:style-name="T8">Méthode Principale</text:span></text:p><draw:enhanced-geometry svg:viewBox="0 0 21600 21600" draw:type="rectangle" draw:enhanced-path="M 0 0 L 21600 0 21600 21600 0 21600 0 0 Z N"/></draw:custom-shape><draw:custom-shape draw:style-name="gr3" draw:text-style-name="P11" svg:width="3.652cm" svg:height="1.523cm" svg:x="1.674cm" svg:y="5.417cm"><text:p text:style-name="P10"><text:span text:style-name="T8">Méthode Secondaire</text:span></text:p><draw:enhanced-geometry svg:viewBox="0 0 21600 21600" draw:type="rectangle" draw:enhanced-path="M 0 0 L 21600 0 21600 21600 0 21600 0 0 Z N"/></draw:custom-shape><draw:connector draw:style-name="gr4" draw:text-style-name="P11"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1" xml:id="id3" draw:id="id3" svg:width="7.002cm" svg:height="0.914cm" svg:x="0cm" svg:y="0cm"><text:p text:style-name="P10"><text:span text:style-name="T8">Classe Doc</text:span></text:p><draw:enhanced-geometry svg:viewBox="0 0 21600 21600" draw:type="rectangle" draw:enhanced-path="M 0 0 L 21600 0 21600 21600 0 21600 0 0 Z N"/></draw:custom-shape><draw:custom-shape draw:style-name="gr2" draw:text-style-name="P11" xml:id="id5" draw:id="id5" svg:width="7.002cm" svg:height="1.999cm" svg:x="0cm" svg:y="4.701cm"><text:p text:style-name="P10"><text:span text:style-name="T8">Classe MaFamille</text:span></text:p><text:p text:style-name="P10"><text:span text:style-name="T8"/></text:p><text:p text:style-name="P10"><text:span text:style-name="T8"/></text:p><text:p text:style-name="P10"><text:span text:style-name="T8"/></text:p><text:p text:style-name="P10"><text:span text:style-name="T8"/></text:p><draw:enhanced-geometry svg:viewBox="0 0 21600 21600" draw:type="rectangle" draw:enhanced-path="M 0 0 L 21600 0 21600 21600 0 21600 0 0 Z N"/></draw:custom-shape><draw:custom-shape draw:style-name="gr3" draw:text-style-name="P11" svg:width="3.652cm" svg:height="1.521cm" svg:x="3cm" svg:y="5.179cm"><text:p text:style-name="P10"><text:span text:style-name="T8">Méthode Principale</text:span></text:p><draw:enhanced-geometry svg:viewBox="0 0 21600 21600" draw:type="rectangle" draw:enhanced-path="M 0 0 L 21600 0 21600 21600 0 21600 0 0 Z N"/></draw:custom-shape><draw:custom-shape draw:style-name="gr2" draw:text-style-name="P11" xml:id="id4" draw:id="id4" svg:width="7.002cm" svg:height="2.001cm" svg:x="0cm" svg:y="1.7cm"><text:p text:style-name="P10"><text:span text:style-name="T9">Classe Intermédiaire</text:span></text:p><text:p text:style-name="P10"><text:span text:style-name="T8"/></text:p><text:p text:style-name="P10"><text:span text:style-name="T8"/></text:p><text:p text:style-name="P10"><text:span text:style-name="T8"/></text:p><text:p text:style-name="P10"><text:span text:style-name="T8"/></text:p><draw:enhanced-geometry svg:viewBox="0 0 21600 21600" draw:type="rectangle" draw:enhanced-path="M 0 0 L 21600 0 21600 21600 0 21600 0 0 Z N"/></draw:custom-shape><draw:custom-shape draw:style-name="gr3" draw:text-style-name="P11" svg:width="3.654cm" svg:height="1.523cm" svg:x="3.099cm" svg:y="2.178cm"><text:p text:style-name="P10"><text:span text:style-name="T8">Méthode Secondaire</text:span></text:p><draw:enhanced-geometry svg:viewBox="0 0 21600 21600" draw:type="rectangle" draw:enhanced-path="M 0 0 L 21600 0 21600 21600 0 21600 0 0 Z N"/></draw:custom-shape><draw:connector draw:style-name="gr4" draw:text-style-name="P11" svg:x1="3.5cm" svg:y1="0.915cm" svg:x2="3.5cm" svg:y2="1.702cm" draw:start-shape="id3" draw:start-glue-point="2" draw:end-shape="id4" draw:end-glue-point="0" svg:d="m3500-2436v787"><text:p/></draw:connector><draw:connector draw:style-name="gr4" draw:text-style-name="P11"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importDocuments) mais seulement pour la famille concerné.</text:p>
          </table:table-cell>
        </table:table-row>
      </table:table>
      <text:p text:style-name="Text_20_body"><text:line-break/><text:line-break/></text:p>
      <text:h text:style-name="Heading_20_3" text:outline-level="3"><text:bookmark-start text:name="attributs"/><text:soft-page-break/>Attributs<text:bookmark-end text:name="attributs"/></text:h>
      <text:p text:style-name="Text_20_body"><text:s/><text:span text:style-name="Strong_20_Emphasis"><text:span text:style-name="T2">exemple famille image :</text:span></text:span></text:p>
      <text:p text:style-name="Text_20_body"><draw:frame draw:style-name="fr2"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605263741"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text:soft-page-break/>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 : pour afficher le signe pourcentage après le nombre</text:p>
        </text:list-item>
      </text:list>
      <text:p text:style-name="Text_20_body"><text:soft-page-break/>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424615064" text:style-name="L1">
        <text:list-item>
          <text:p text:style-name="P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4">frame : Un attribut de type “frame” permet d'ajouter une bordure et un titre pour regrouper <text:soft-page-break/>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3" draw:name="Objet6" text:anchor-type="paragraph" svg:width="16.902cm" svg:height="5.849cm" draw:z-index="5"><draw:object xlink:href="./Object 6" xlink:type="simple" xlink:show="embed" xlink:actuate="onLoad"/><draw:image xlink:href="./ObjectReplacements/Object 6" xlink:type="simple" xlink:show="embed" xlink:actuate="onLoad"/></draw:frame><text:soft-page-break/></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ext:soft-page-break/>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tstyle</text:p>
          </table:table-cell>
          <table:table-cell table:style-name="Tableau38.A3" office:value-type="string">
            <text:p text:style-name="P1">style css appliqué sur le tableau.</text:p>
            <text:p text:style-name="P1">t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ext:soft-page-break/>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text:soft-page-break/>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text:soft-page-break/>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text:soft-page-break/>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text:soft-page-break/>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text:soft-page-break/>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ext:soft-page-break/>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044437935" text:style-name="L2">
        <text:list-item>
          <text:p text:style-name="P7">Les caractères ["] (quote), ['] (apostrophe) et [&amp;] (ampersand) sont à proscrire pour la <text:soft-page-break/>composition des clefs d'énumérés.</text:p>
        </text:list-item>
        <text:list-item>
          <text:p text:style-name="P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325258288" text:style-name="L3">
        <text:list-item>
          <text:p text:style-name="P8">%ID% : identifiant du document</text:p>
        </text:list-item>
        <text:list-item>
          <text:p text:style-name="P8">%INITID% : identifiant initial du document (invariable quelque soit la révision du document )</text:p>
        </text:list-item>
        <text:list-item>
          <text:p text:style-name="P8">%TITLE% : titre du document</text:p>
        </text:list-item>
        <text:list-item>
          <text:p text:style-name="P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4">%S% : est remplacé par l'URL relative vers dynacase <text:s/>Il doit être utilisé en début de lien.</text:p>
        </text:list-item>
        <text:list-item>
          <text:p text:style-name="P4">%I% : est remplacé par l'identifiant (équivalent à %ID%)</text:p>
        </text:list-item>
        <text:list-item>
          <text:p text:style-name="P4">%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Dynacase</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text:soft-page-break/>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text:soft-page-break/>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ext:soft-page-break/>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9"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ext:soft-page-break/>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text:soft-page-break/>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402</meta:generator>
    <dc:date>2012-02-09T13:21:32</dc:date>
    <meta:editing-duration>P1DT4H49M51S</meta:editing-duration>
    <meta:editing-cycles>86</meta:editing-cycles>
    <dc:creator>Eric Brison</dc:creator>
    <meta:document-statistic meta:table-count="37" meta:image-count="0" meta:object-count="6" meta:page-count="27" meta:paragraph-count="1024" meta:word-count="9495" meta:character-count="60591" meta:non-whitespace-character-count="517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